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9D000000EC40F2B25A76D96B0D.png" manifest:media-type="image/png"/>
  <manifest:file-entry manifest:full-path="Pictures/1000034B0000018D0000018D7A0674744208F51C.svg" manifest:media-type="image/svg+xml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7b08" officeooo:paragraph-rsid="00147b08"/>
    </style:style>
    <style:style style:name="P2" style:family="paragraph" style:parent-style-name="Standard">
      <style:text-properties style:font-name="Calibri" officeooo:rsid="00147b08" officeooo:paragraph-rsid="00147b08"/>
    </style:style>
    <style:style style:name="P3" style:family="paragraph" style:parent-style-name="Standard">
      <style:text-properties style:font-name="Calibri" officeooo:rsid="0014af67" officeooo:paragraph-rsid="0014af67"/>
    </style:style>
    <style:style style:name="P4" style:family="paragraph" style:parent-style-name="Standard">
      <style:text-properties style:font-name="Calibri" officeooo:rsid="001655b6" officeooo:paragraph-rsid="001655b6"/>
    </style:style>
    <style:style style:name="P5" style:family="paragraph" style:parent-style-name="Standard">
      <style:text-properties style:font-name="Calibri" officeooo:rsid="00167b2b" officeooo:paragraph-rsid="00167b2b"/>
    </style:style>
    <style:style style:name="P6" style:family="paragraph" style:parent-style-name="Standard" style:list-style-name="L1">
      <style:text-properties style:font-name="Calibri" officeooo:paragraph-rsid="0019c541"/>
    </style:style>
    <style:style style:name="P7" style:family="paragraph" style:parent-style-name="Standard" style:list-style-name="L1">
      <style:text-properties style:font-name="Calibri" officeooo:rsid="00147b08" officeooo:paragraph-rsid="0019c541"/>
    </style:style>
    <style:style style:name="P8" style:family="paragraph" style:parent-style-name="Standard" style:list-style-name="L2">
      <style:text-properties style:font-name="Calibri" officeooo:rsid="00147b08" officeooo:paragraph-rsid="00147b08"/>
    </style:style>
    <style:style style:name="P9" style:family="paragraph" style:parent-style-name="Standard">
      <style:text-properties style:font-name="Calibri" officeooo:rsid="00147b08" officeooo:paragraph-rsid="00147b08"/>
    </style:style>
    <style:style style:name="P10" style:family="paragraph" style:parent-style-name="Standard" style:list-style-name="L2">
      <style:text-properties style:font-name="Calibri" officeooo:rsid="0014af67" officeooo:paragraph-rsid="0014af67"/>
    </style:style>
    <style:style style:name="P11" style:family="paragraph" style:parent-style-name="Standard" style:list-style-name="L2">
      <style:text-properties style:font-name="Calibri" officeooo:rsid="001655b6" officeooo:paragraph-rsid="001655b6"/>
    </style:style>
    <style:style style:name="P12" style:family="paragraph" style:parent-style-name="Standard">
      <style:text-properties style:font-name="Calibri" officeooo:rsid="001655b6" officeooo:paragraph-rsid="001655b6"/>
    </style:style>
    <style:style style:name="P13" style:family="paragraph" style:parent-style-name="Standard" style:list-style-name="L2">
      <style:text-properties style:font-name="Calibri" officeooo:rsid="00167b2b" officeooo:paragraph-rsid="00167b2b"/>
    </style:style>
    <style:style style:name="P14" style:family="paragraph" style:parent-style-name="Standard">
      <style:text-properties style:font-name="Calibri" officeooo:rsid="00167b2b" officeooo:paragraph-rsid="00167b2b"/>
    </style:style>
    <style:style style:name="P15" style:family="paragraph" style:parent-style-name="Standard" style:list-style-name="L1">
      <style:text-properties style:font-name="Calibri" fo:font-weight="bold" officeooo:rsid="00147b08" officeooo:paragraph-rsid="0019c541" style:font-weight-asian="bold" style:font-weight-complex="bold"/>
    </style:style>
    <style:style style:name="P16" style:family="paragraph" style:parent-style-name="Standard" style:list-style-name="L2">
      <style:text-properties style:font-name="Calibri" fo:font-weight="bold" officeooo:rsid="00147b08" officeooo:paragraph-rsid="00147b08" style:font-weight-asian="bold" style:font-weight-complex="bold"/>
    </style:style>
    <style:style style:name="P17" style:family="paragraph" style:parent-style-name="Standard" style:list-style-name="L2">
      <style:text-properties style:font-name="Calibri" fo:font-weight="bold" officeooo:rsid="0014af67" officeooo:paragraph-rsid="0014af67" style:font-weight-asian="bold" style:font-weight-complex="bold"/>
    </style:style>
    <style:style style:name="P18" style:family="paragraph" style:parent-style-name="Standard" style:list-style-name="L2">
      <style:text-properties style:font-name="Calibri" fo:font-weight="bold" officeooo:rsid="001655b6" officeooo:paragraph-rsid="001655b6" style:font-weight-asian="bold" style:font-weight-complex="bold"/>
    </style:style>
    <style:style style:name="P19" style:family="paragraph" style:parent-style-name="Standard" style:list-style-name="L2">
      <style:text-properties style:font-name="Calibri" fo:font-weight="bold" officeooo:rsid="00167b2b" officeooo:paragraph-rsid="00167b2b" style:font-weight-asian="bold" style:font-weight-complex="bold"/>
    </style:style>
    <style:style style:name="P20" style:family="paragraph" style:parent-style-name="Standard" style:list-style-name="L2">
      <style:text-properties style:font-name="Calibri" fo:font-weight="bold" officeooo:rsid="001a684d" officeooo:paragraph-rsid="001a684d" style:font-weight-asian="bold" style:font-weight-complex="bold"/>
    </style:style>
    <style:style style:name="P21" style:family="paragraph" style:parent-style-name="Standard">
      <style:text-properties style:font-name="Calibri" fo:font-weight="bold" officeooo:rsid="001a684d" officeooo:paragraph-rsid="001a684d" style:font-weight-asian="bold" style:font-weight-complex="bold"/>
    </style:style>
    <style:style style:name="P22" style:family="paragraph" style:parent-style-name="Standard" style:list-style-name="L2">
      <style:text-properties style:font-name="Calibri" fo:font-weight="normal" officeooo:rsid="001a684d" officeooo:paragraph-rsid="001a684d" style:font-weight-asian="normal" style:font-weight-complex="normal"/>
    </style:style>
    <style:style style:name="P23" style:family="paragraph" style:parent-style-name="Standard">
      <style:text-properties style:font-name="Calibri" fo:font-weight="normal" officeooo:rsid="001a684d" officeooo:paragraph-rsid="001a684d" style:font-weight-asian="normal" style:font-weight-complex="normal"/>
    </style:style>
    <style:style style:name="P24" style:family="paragraph" style:parent-style-name="Standard" style:list-style-name="L3">
      <style:paragraph-properties fo:text-align="center" style:justify-single-word="false"/>
      <style:text-properties style:font-name="Calibri" fo:font-size="16pt" fo:font-weight="bold" officeooo:rsid="001e4503" officeooo:paragraph-rsid="001a684d" style:font-size-asian="16pt" style:font-weight-asian="bold" style:font-size-complex="16pt" style:font-weight-complex="bold"/>
    </style:style>
    <style:style style:name="P25" style:family="paragraph" style:parent-style-name="Standard" style:list-style-name="L2">
      <style:text-properties officeooo:paragraph-rsid="001a684d"/>
    </style:style>
    <style:style style:name="T1" style:family="text">
      <style:text-properties officeooo:rsid="001a684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alibri" fo:font-weight="bold" officeooo:rsid="001a684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2">
      <text:list-level-style-image text:level="1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3">
      <text:list-level-style-image text:level="1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34B0000018D0000018D7A0674744208F51C.svg" xlink:type="simple" xlink:show="embed" xlink:actuate="onLoad">
        <style:list-level-properties text:list-level-position-and-space-mode="label-alignment" style:vertical-pos="middle" style:vertical-rel="line" fo:width="0.397cm" fo:height="0.397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92689018" text:style-name="L3">
        <text:list-item>
          <text:p text:style-name="P24">Empresas que fornecem plantas e insumos</text:p>
        </text:list-item>
      </text:list>
      <text:p text:style-name="P1"/>
      <text:list xml:id="list269159847" text:style-name="L1">
        <text:list-item>
          <text:p text:style-name="P15">Flora Baio</text:p>
          <text:p text:style-name="P6"/>
          <text:p text:style-name="P7"><text:s/>&lt;iframe src="https://www.google.com/maps/embed?pb=!1m18!1m12!1m3!1d301.32884259054583!2d-49.96291781269127!3d-22.19208146678794!2m3!1f0!2f0!3f0!3m2!1i1024!2i768!4f13.1!3m3!1m2!1s0x94bfd772631f10bf%3A0xd874418e4a10554!2sFlora%20Baio!5e1!3m2!1spt-BR!2sbr!4v1718823024525!5m2!1spt-BR!2sbr" width="600" height="450" style="border:0;" allowfullscreen="" loading="lazy" referrerpolicy="no-referrer-when-downgrade"&gt;&lt;/iframe&gt;</text:p>
        </text:list-item>
      </text:list>
      <text:p text:style-name="P2"/>
      <text:list xml:id="list3796071341" text:style-name="L2">
        <text:list-item>
          <text:p text:style-name="P16">Paiol Verde</text:p>
          <text:p text:style-name="P8"/>
          <text:p text:style-name="P8">&lt;iframe src="https://www.google.com/maps/embed?pb=!1m18!1m12!1m3!1d174.05454705288787!2d-49.944693287884554!3d-22.20497611481515!2m3!1f0!2f0!3f0!3m2!1i1024!2i768!4f13.1!3m3!1m2!1s0x94bfd728d83047b3%3A0x2174ef1d45c1d39c!2sPaiol%20Verde%20Garden%20Center%20de%20Mar%C3%ADlia!5e1!3m2!1spt-BR!2sbr!4v1718823111526!5m2!1spt-BR!2sbr" width="600" height="450" style="border:0;" allowfullscreen="" loading="lazy" referrerpolicy="no-referrer-when-downgrade"&gt;&lt;/iframe&gt;</text:p>
        </text:list-item>
      </text:list>
      <text:p text:style-name="P2"/>
      <text:p text:style-name="P2"/>
      <text:list xml:id="list215239547156278" text:continue-numbering="true" text:style-name="L2">
        <text:list-item>
          <text:p text:style-name="P16">Mudas BR</text:p>
        </text:list-item>
      </text:list>
      <text:p text:style-name="P2"/>
      <text:list xml:id="list215239552630919" text:continue-numbering="true" text:style-name="L2">
        <text:list-header>
          <text:p text:style-name="P8">&lt;iframe src="https://www.google.com/maps/embed?pb=!1m18!1m12!1m3!1d2785.5874517712377!2d-49.98923252604271!3d-22.16892581191542!2m3!1f0!2f0!3f0!3m2!1i1024!2i768!4f13.1!3m3!1m2!1s0x94bfd5d7363c9243%3A0xdb69779a4791822d!2sMudas%20BR!5e1!3m2!1spt-BR!2sbr!4v1718823160985!5m2!1spt-BR!2sbr" width="600" height="450" style="border:0;" allowfullscreen="" loading="lazy" referrerpolicy="no-referrer-when-downgrade"&gt;&lt;/iframe&gt;</text:p>
          <text:p text:style-name="P8"/>
        </text:list-header>
        <text:list-item>
          <text:p text:style-name="P16">Flora Bela</text:p>
        </text:list-item>
      </text:list>
      <text:p text:style-name="P2"/>
      <text:list xml:id="list215240309559311" text:continue-numbering="true" text:style-name="L2">
        <text:list-header>
          <text:p text:style-name="P8"><text:s/>&lt;iframe src="https://www.google.com/maps/embed?pb=!1m18!1m12!1m3!1d1704.689887183428!2d-49.924556747649646!3d-22.18248808140314!2m3!1f0!2f0!3f0!3m2!1i1024!2i768!4f13.1!3m3!1m2!1s0x94bfd1944eb9c12f%3A0x14fd2d4033476240!2sFlora%20Bella%20-%20Maril%C3%ADa!5e1!3m2!1spt-BR!2sbr!4v1718824442733!5m2!1spt-BR!2sbr" width="600" height="450" style="border:0;" allowfullscreen="" loading="lazy" referrerpolicy="no-referrer-when-downgrade"&gt;&lt;/iframe&gt;</text:p>
        </text:list-header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5239672519286" text:continue-numbering="true" text:style-name="L2">
        <text:list-item>
          <text:p text:style-name="P16"><text:soft-page-break/>Mudas Plaza</text:p>
        </text:list-item>
      </text:list>
      <text:p text:style-name="P2"/>
      <text:list xml:id="list215239171784088" text:continue-numbering="true" text:style-name="L2">
        <text:list-header>
          <text:p text:style-name="P8">&lt;iframe src="https://www.google.com/maps/embed?pb=!1m18!1m12!1m3!1d2785.2941733984194!2d-49.965495730853476!3d-22.183725867695305!2m3!1f0!2f0!3f0!3m2!1i1024!2i768!4f13.1!3m3!1m2!1s0x94bfd694f255f273%3A0x6d0f61a7f2010041!2sDep%C3%B3sito%20de%20Mudas%20Plaza!5e1!3m2!1spt-BR!2sbr!4v1718824671615!5m2!1spt-BR!2sbr" width="600" height="450" style="border:0;" allowfullscreen="" loading="lazy" referrerpolicy="no-referrer-when-downgrade"&gt;&lt;/iframe&gt;</text:p>
        </text:list-header>
      </text:list>
      <text:p text:style-name="P2"/>
      <text:list xml:id="list215238567290917" text:continue-numbering="true" text:style-name="L2">
        <text:list-item>
          <text:p text:style-name="P16">Cascata Plantas e Flores (Hatya hatya plantas)</text:p>
        </text:list-item>
      </text:list>
      <text:p text:style-name="P2"/>
      <text:list xml:id="list215238388499590" text:continue-numbering="true" text:style-name="L2">
        <text:list-header>
          <text:p text:style-name="P8">&lt;iframe src="https://www.google.com/maps/embed?pb=!1m14!1m8!1m3!1d5569.180353161959!2d-49.94069598664102!3d-22.219214293082228!3m2!1i1024!2i768!4f13.1!3m3!1m2!1s0x94bfd735f8be7b25%3A0x21d76ee5aa005c26!2sHatiya%20Hatya%20Plantas!5e1!3m2!1spt-BR!2sbr!4v1718824878761!5m2!1spt-BR!2sbr" width="600" height="450" style="border:0;" allowfullscreen="" loading="lazy" referrerpolicy="no-referrer-when-downgrade"&gt;&lt;/iframe&gt;</text:p>
        </text:list-header>
      </text:list>
      <text:p text:style-name="P2"/>
      <text:list xml:id="list215238823502230" text:continue-numbering="true" text:style-name="L2">
        <text:list-item>
          <text:p text:style-name="P16">Agave Floraria</text:p>
        </text:list-item>
      </text:list>
      <text:p text:style-name="P2"/>
      <text:list xml:id="list215239371458570" text:continue-numbering="true" text:style-name="L2">
        <text:list-header>
          <text:p text:style-name="P8">&lt;iframe src="https://www.google.com/maps/embed?pb=!1m18!1m12!1m3!1d2784.6750851428105!2d-49.942913526040705!3d-22.21493691350937!2m3!1f0!2f0!3f0!3m2!1i1024!2i768!4f13.1!3m3!1m2!1s0x94bfd766e2fb0f7d%3A0xa2c30b9c37ad4337!2sAgave%20Floraria!5e1!3m2!1spt-BR!2sbr!4v1718825105773!5m2!1spt-BR!2sbr" width="600" height="450" style="border:0;" allowfullscreen="" loading="lazy" referrerpolicy="no-referrer-when-downgrade"&gt;&lt;/iframe&gt;</text:p>
        </text:list-header>
      </text:list>
      <text:p text:style-name="P2"/>
      <text:list xml:id="list215238407212028" text:continue-numbering="true" text:style-name="L2">
        <text:list-item>
          <text:p text:style-name="P17">Cooperativa Sul Brasil</text:p>
        </text:list-item>
      </text:list>
      <text:p text:style-name="P3"/>
      <text:list xml:id="list215240211092533" text:continue-numbering="true" text:style-name="L2">
        <text:list-header>
          <text:p text:style-name="P10">&lt;iframe src="https://www.google.com/maps/embed?pb=!1m18!1m12!1m3!1d2784.7273242175334!2d-49.952359026040796!3d-22.21230491341807!2m3!1f0!2f0!3f0!3m2!1i1024!2i768!4f13.1!3m3!1m2!1s0x94bfd723e58d182d%3A0xa82c8cf12bd8c2f1!2sCooperativa%20Agr%C3%ADcola%20Sul%20Brasil%20de%20Mar%C3%ADlia!5e1!3m2!1spt-BR!2sbr!4v1718825186488!5m2!1spt-BR!2sbr" width="600" height="450" style="border:0;" allowfullscreen="" loading="lazy" referrerpolicy="no-referrer-when-downgrade"&gt;&lt;/iframe&gt;</text:p>
        </text:list-header>
      </text:list>
      <text:p text:style-name="P3"/>
      <text:list xml:id="list215240287977441" text:continue-numbering="true" text:style-name="L2">
        <text:list-item>
          <text:p text:style-name="P17">COBASI Marília</text:p>
        </text:list-item>
      </text:list>
      <text:p text:style-name="P3"/>
      <text:list xml:id="list215239670240403" text:continue-numbering="true" text:style-name="L2">
        <text:list-header>
          <text:p text:style-name="P10">&lt;iframe src="https://www.google.com/maps/embed?pb=!1m18!1m12!1m3!1d2784.7304083621625!2d-49.953648426040914!3d-22.21214951341266!2m3!1f0!2f0!3f0!3m2!1i1024!2i768!4f13.1!3m3!1m2!1s0x94bfd7f1ca31e75b%3A0xf90f3274538412a1!2sCobasi%20Mar%C3%ADlia!5e1!3m2!1spt-BR!2sbr!4v1718825243261!5m2!1spt-BR!2sbr" width="600" height="450" style="border:0;" allowfullscreen="" loading="lazy" referrerpolicy="no-referrer-when-downgrade"&gt;&lt;/iframe&gt;</text:p>
        </text:list-header>
      </text:list>
      <text:p text:style-name="P3"/>
      <text:p text:style-name="P3"/>
      <text:list xml:id="list215239808061935" text:continue-numbering="true" text:style-name="L2">
        <text:list-item>
          <text:p text:style-name="P10"><text:soft-page-break/><text:span text:style-name="T2">Casa Sol</text:span></text:p>
        </text:list-item>
      </text:list>
      <text:p text:style-name="P3"/>
      <text:list xml:id="list215238438365879" text:continue-numbering="true" text:style-name="L2">
        <text:list-header>
          <text:p text:style-name="P10">&lt;iframe src="https://www.google.com/maps/embed?pb=!1m18!1m12!1m3!1d2784.8488010030646!2d-49.957168226041205!3d-22.206183313205823!2m3!1f0!2f0!3f0!3m2!1i1024!2i768!4f13.1!3m3!1m2!1s0x94bfd6de2c22db3f%3A0x5e10a748fcee5b5b!2sCasa%20Sol%20-%20Material%20de%20Constru%C3%A7%C3%A3o%20em%20Mar%C3%ADlia%20%2F%20M%C3%B3veis%20%2F%20Utilidades%20Dom%C3%A9sticas!5e1!3m2!1spt-BR!2sbr!4v1718825295749!5m2!1spt-BR!2sbr" width="600" height="450" style="border:0;" allowfullscreen="" loading="lazy" referrerpolicy="no-referrer-when-downgrade"&gt;&lt;/iframe&gt;</text:p>
        </text:list-header>
      </text:list>
      <text:p text:style-name="P3"/>
      <text:list xml:id="list215239600674649" text:continue-numbering="true" text:style-name="L2">
        <text:list-item>
          <text:p text:style-name="P17">Flora Verde Jardinagem</text:p>
        </text:list-item>
      </text:list>
      <text:p text:style-name="P3"/>
      <text:list xml:id="list215239910633721" text:continue-numbering="true" text:style-name="L2">
        <text:list-header>
          <text:p text:style-name="P10">&lt;iframe src="https://www.google.com/maps/embed?pb=!1m18!1m12!1m3!1d1846.6912710172962!2d-49.9475051647171!3d-22.22555999014475!2m3!1f0!2f0!3f0!3m2!1i1024!2i768!4f13.1!3m3!1m2!1s0x94bfd7c4da8e06f5%3A0xe0d63104bbde8bb4!2sFlora%20Verde%20Mar%C3%ADlia!5e0!3m2!1spt-BR!2sbr!4v1718825512214!5m2!1spt-BR!2sbr" width="600" height="450" style="border:0;" allowfullscreen="" loading="lazy" referrerpolicy="no-referrer-when-downgrade"&gt;&lt;/iframe&gt;</text:p>
        </text:list-header>
      </text:list>
      <text:p text:style-name="P3"/>
      <text:list xml:id="list215238795414281" text:continue-numbering="true" text:style-name="L2">
        <text:list-item>
          <text:p text:style-name="P18">Portal das Orquideas</text:p>
        </text:list-item>
      </text:list>
      <text:p text:style-name="P4"/>
      <text:list xml:id="list215239827544475" text:continue-numbering="true" text:style-name="L2">
        <text:list-header>
          <text:p text:style-name="P11">&lt;iframe src="https://www.google.com/maps/embed?pb=!1m18!1m12!1m3!1d2784.759741339797!2d-49.9609347308473!3d-22.21067146858608!2m3!1f0!2f0!3f0!3m2!1i1024!2i768!4f13.1!3m3!1m2!1s0x94bfd73ed8036657%3A0x9a342c4c8f3677bd!2sPortal%20das%20Orqu%C3%ADdeas!5e1!3m2!1spt-BR!2sbr!4v1718826041160!5m2!1spt-BR!2sbr" width="600" height="450" style="border:0;" allowfullscreen="" loading="lazy" referrerpolicy="no-referrer-when-downgrade"&gt;&lt;/iframe&gt;</text:p>
        </text:list-header>
      </text:list>
      <text:p text:style-name="P4"/>
      <text:list xml:id="list215238530561083" text:continue-numbering="true" text:style-name="L2">
        <text:list-item>
          <text:p text:style-name="P19">Depósito de Ervas e Hortaliças</text:p>
        </text:list-item>
      </text:list>
      <text:p text:style-name="P5"/>
      <text:list xml:id="list215240236875150" text:continue-numbering="true" text:style-name="L2">
        <text:list-header>
          <text:p text:style-name="P13">&lt;iframe src="https://www.google.com/maps/embed?pb=!1m18!1m12!1m3!1d3694.736811896822!2d-49.96758212604262!3d-22.17408821209405!2m3!1f0!2f0!3f0!3m2!1i1024!2i768!4f13.1!3m3!1m2!1s0x94bfd69b0731e465%3A0xc6a5b393d6e64525!2sR.%20Benedito%20Alves%20Delfino%2C%20365%20-%20Palmital%2C%20Mar%C3%ADlia%20-%20SP%2C%2017512-043!5e0!3m2!1spt-BR!2sbr!4v1718826562959!5m2!1spt-BR!2sbr" width="600" height="450" style="border:0;" allowfullscreen="" loading="lazy" referrerpolicy="no-referrer-when-downgrade"&gt;&lt;/iframe&gt;</text:p>
        </text:list-header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15240043670761" text:continue-list="list2992689018" text:style-name="L3">
        <text:list-item>
          <text:p text:style-name="P24"><text:soft-page-break/>Empresas que fornecem ferramentas e máquinas</text:p>
        </text:list-item>
      </text:list>
      <text:p text:style-name="P5"/>
      <text:list xml:id="list215240295826952" text:continue-list="list215240236875150" text:style-name="L2">
        <text:list-item>
          <text:p text:style-name="P20">GBS Máquinas e ferramentas</text:p>
          <text:p text:style-name="P20"/>
          <text:p text:style-name="P22">&lt;iframe src="https://www.google.com/maps/embed?pb=!1m18!1m12!1m3!1d3693.763814386657!2d-49.95636822604087!3d-22.21108041337567!2m3!1f0!2f0!3f0!3m2!1i1024!2i768!4f13.1!3m3!1m2!1s0x94bfd6dfec4dbcbf%3A0x615db6854c7e1378!2sGBS%20Florestas%20e%20Jardins%20-%20Loja%20autorizada%20STIHL!5e0!3m2!1spt-BR!2sbr!4v1718844426684!5m2!1spt-BR!2sbr" width="600" height="450" style="border:0;" allowfullscreen="" loading="lazy" referrerpolicy="no-referrer-when-downgrade"&gt;&lt;/iframe&gt;</text:p>
        </text:list-item>
      </text:list>
      <text:p text:style-name="P21"/>
      <text:list xml:id="list215240177834563" text:continue-numbering="true" text:style-name="L2">
        <text:list-item>
          <text:p text:style-name="P20">Agrometal Ferramentas</text:p>
          <text:p text:style-name="P20"/>
          <text:p text:style-name="P22">&lt;iframe src="https://www.google.com/maps/embed?pb=!1m18!1m12!1m3!1d3693.7517080494176!2d-49.95540742604083!3d-22.211540313391595!2m3!1f0!2f0!3f0!3m2!1i1024!2i768!4f13.1!3m3!1m2!1s0x94bfd72368e1af69%3A0xdba22073d951d885!2sAgrometal%20Comercial%20de%20Ferragens!5e0!3m2!1spt-BR!2sbr!4v1718844644552!5m2!1spt-BR!2sbr" width="600" height="450" style="border:0;" allowfullscreen="" loading="lazy" referrerpolicy="no-referrer-when-downgrade"&gt;&lt;/iframe&gt;</text:p>
        </text:list-item>
      </text:list>
      <text:p text:style-name="P4"/>
      <text:list xml:id="list215238723430492" text:continue-numbering="true" text:style-name="L2">
        <text:list-item>
          <text:p text:style-name="P25"><text:span text:style-name="T3">RPM Máquinas e assistência</text:span></text:p>
          <text:p text:style-name="P20"/>
          <text:p text:style-name="P22">&lt;iframe src="https://www.google.com/maps/embed?pb=!1m18!1m12!1m3!1d3693.853790912988!2d-49.95903783084793!3d-22.207662068486513!2m3!1f0!2f0!3f0!3m2!1i1024!2i768!4f13.1!3m3!1m2!1s0x94bfd721771b783f%3A0xbb72509cdcfa000b!2sRPM%20Assist%C3%AAncia%20T%C3%A9cnica%20Mar%C3%ADlia!5e0!3m2!1spt-BR!2sbr!4v1718844703656!5m2!1spt-BR!2sbr" width="600" height="450" style="border:0;" allowfullscreen="" loading="lazy" referrerpolicy="no-referrer-when-downgrade"&gt;&lt;/iframe&gt;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2" text:anchor-type="char" svg:x="3.501cm" svg:y="-1.392cm" svg:width="9.999cm" svg:height="1.998cm" draw:z-index="3"><draw:image xlink:href="Pictures/100002010000049D000000EC40F2B25A76D96B0D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19T16:15:07.950000000</meta:creation-date>
    <dc:date>2024-06-19T21:52:38.176000000</dc:date>
    <meta:editing-duration>PT3H31M52S</meta:editing-duration>
    <meta:editing-cycles>5</meta:editing-cycles>
    <meta:generator>LibreOffice/7.0.1.2$Windows_X86_64 LibreOffice_project/7cbcfc562f6eb6708b5ff7d7397325de9e764452</meta:generator>
    <meta:document-statistic meta:table-count="0" meta:image-count="1" meta:object-count="0" meta:page-count="4" meta:paragraph-count="40" meta:word-count="227" meta:character-count="7603" meta:non-whitespace-character-count="7448"/>
  </office:meta>
</office:document-meta>
</file>